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Cash Coverage">
            <text:p>Cash Coverage</text:p>
          </table:table-cell>
          <table:table-cell office:value-type="string" office:value="-2%">
            <text:p>-2%</text:p>
          </table:table-cell>
          <table:table-cell office:value-type="string" office:value="23%">
            <text:p>23%</text:p>
          </table:table-cell>
          <table:table-cell office:value-type="string" office:value="17%">
            <text:p>17%</text:p>
          </table:table-cell>
          <table:table-cell office:value-type="string" office:value="13%">
            <text:p>13%</text:p>
          </table:table-cell>
          <table:table-cell office:value-type="string" office:value="15%">
            <text:p>15%</text:p>
          </table:table-cell>
          <table:table-cell office:value-type="string" office:value="5%">
            <text:p>5%</text:p>
          </table:table-cell>
          <table:table-cell office:value-type="string" office:value="5%">
            <text:p>5%</text:p>
          </table:table-cell>
          <table:table-cell office:value-type="string" office:value="2%">
            <text:p>2%</text:p>
          </table:table-cell>
          <table:table-cell office:value-type="string" office:value="-1%">
            <text:p>-1%</text:p>
          </table:table-cell>
          <table:table-cell office:value-type="string" office:value="1%">
            <text:p>1%</text:p>
          </table:table-cell>
        </table:table-row>
        <table:table-row>
          <table:table-cell table:style-name="pd1" office:value-type="string" office:value="Times Interest Earned Ratio">
            <text:p>Times Interest Earned Ratio</text:p>
          </table:table-cell>
          <table:table-cell office:value-type="string" office:value="-883%">
            <text:p>-883%</text:p>
          </table:table-cell>
          <table:table-cell office:value-type="string" office:value="-1828%">
            <text:p>-1828%</text:p>
          </table:table-cell>
          <table:table-cell office:value-type="string" office:value="-2097%">
            <text:p>-2097%</text:p>
          </table:table-cell>
          <table:table-cell office:value-type="string" office:value="-34633%">
            <text:p>-34633%</text:p>
          </table:table-cell>
          <table:table-cell office:value-type="string" office:value="-22113%">
            <text:p>-22113%</text:p>
          </table:table-cell>
          <table:table-cell office:value-type="string" office:value="-26898%">
            <text:p>-26898%</text:p>
          </table:table-cell>
          <table:table-cell office:value-type="string" office:value="-34323%">
            <text:p>-34323%</text:p>
          </table:table-cell>
          <table:table-cell office:value-type="string" office:value="-25617%">
            <text:p>-25617%</text:p>
          </table:table-cell>
          <table:table-cell office:value-type="string" office:value="-51936%">
            <text:p>-51936%</text:p>
          </table:table-cell>
          <table:table-cell office:value-type="string" office:value="-71560%">
            <text:p>-71560%</text:p>
          </table:table-cell>
        </table:table-row>
        <table:table-row>
          <table:table-cell table:style-name="pd1" office:value-type="string" office:value="Debt Ratio">
            <text:p>Debt Ratio</text:p>
          </table:table-cell>
          <table:table-cell office:value-type="string" office:value="61%">
            <text:p>61%</text:p>
          </table:table-cell>
          <table:table-cell office:value-type="string" office:value="75%">
            <text:p>75%</text:p>
          </table:table-cell>
          <table:table-cell office:value-type="string" office:value="71%">
            <text:p>71%</text:p>
          </table:table-cell>
          <table:table-cell office:value-type="string" office:value="72%">
            <text:p>72%</text:p>
          </table:table-cell>
          <table:table-cell office:value-type="string" office:value="73%">
            <text:p>73%</text:p>
          </table:table-cell>
          <table:table-cell office:value-type="string" office:value="79%">
            <text:p>79%</text:p>
          </table:table-cell>
          <table:table-cell office:value-type="string" office:value="77%">
            <text:p>77%</text:p>
          </table:table-cell>
          <table:table-cell office:value-type="string" office:value="79%">
            <text:p>79%</text:p>
          </table:table-cell>
          <table:table-cell office:value-type="string" office:value="80%">
            <text:p>80%</text:p>
          </table:table-cell>
          <table:table-cell office:value-type="string" office:value="76%">
            <text:p>76%</text:p>
          </table:table-cell>
        </table:table-row>
        <table:table-row>
          <table:table-cell table:style-name="pd1" office:value-type="string" office:value="Debt to Equity Ratio">
            <text:p>Debt to Equity Ratio</text:p>
          </table:table-cell>
          <table:table-cell office:value-type="string" office:value="204%">
            <text:p>204%</text:p>
          </table:table-cell>
          <table:table-cell office:value-type="string" office:value="217%">
            <text:p>217%</text:p>
          </table:table-cell>
          <table:table-cell office:value-type="string" office:value="244%">
            <text:p>244%</text:p>
          </table:table-cell>
          <table:table-cell office:value-type="string" office:value="263%">
            <text:p>263%</text:p>
          </table:table-cell>
          <table:table-cell office:value-type="string" office:value="273%">
            <text:p>273%</text:p>
          </table:table-cell>
          <table:table-cell office:value-type="string" office:value="374%">
            <text:p>374%</text:p>
          </table:table-cell>
          <table:table-cell office:value-type="string" office:value="332%">
            <text:p>332%</text:p>
          </table:table-cell>
          <table:table-cell office:value-type="string" office:value="384%">
            <text:p>384%</text:p>
          </table:table-cell>
          <table:table-cell office:value-type="string" office:value="407%">
            <text:p>407%</text:p>
          </table:table-cell>
          <table:table-cell office:value-type="string" office:value="312%">
            <text:p>312%</text:p>
          </table:table-cell>
        </table:table-row>
        <table:table-row>
          <table:table-cell table:style-name="pd1" office:value-type="string" office:value="Long Term Debt to Total Assets">
            <text:p>Long Term Debt to Total Assets</text:p>
          </table:table-cell>
          <table:table-cell office:value-type="string" office:value="15%">
            <text:p>15%</text:p>
          </table:table-cell>
          <table:table-cell office:value-type="string" office:value="12%">
            <text:p>12%</text:p>
          </table:table-cell>
          <table:table-cell office:value-type="string" office:value="10%">
            <text:p>10%</text:p>
          </table:table-cell>
          <table:table-cell office:value-type="string" office:value="10%">
            <text:p>10%</text:p>
          </table:table-cell>
          <table:table-cell office:value-type="string" office:value="42%">
            <text:p>42%</text:p>
          </table:table-cell>
          <table:table-cell office:value-type="string" office:value="44%">
            <text:p>44%</text:p>
          </table:table-cell>
          <table:table-cell office:value-type="string" office:value="9%">
            <text:p>9%</text:p>
          </table:table-cell>
          <table:table-cell office:value-type="string" office:value="13%">
            <text:p>13%</text:p>
          </table:table-cell>
          <table:table-cell office:value-type="string" office:value="15%">
            <text:p>15%</text:p>
          </table:table-cell>
          <table:table-cell office:value-type="string" office:value="8%">
            <text:p>8%</text:p>
          </table:table-cell>
        </table:table-row>
        <table:table-row>
          <table:table-cell table:style-name="pd1" office:value-type="string" office:value="Long Term Debt to Total Equity">
            <text:p>Long Term Debt to Total Equity</text:p>
          </table:table-cell>
          <table:table-cell office:value-type="string" office:value="49%">
            <text:p>49%</text:p>
          </table:table-cell>
          <table:table-cell office:value-type="string" office:value="33%">
            <text:p>33%</text:p>
          </table:table-cell>
          <table:table-cell office:value-type="string" office:value="34%">
            <text:p>34%</text:p>
          </table:table-cell>
          <table:table-cell office:value-type="string" office:value="38%">
            <text:p>38%</text:p>
          </table:table-cell>
          <table:table-cell office:value-type="string" office:value="157%">
            <text:p>157%</text:p>
          </table:table-cell>
          <table:table-cell office:value-type="string" office:value="209%">
            <text:p>209%</text:p>
          </table:table-cell>
          <table:table-cell office:value-type="string" office:value="40%">
            <text:p>40%</text:p>
          </table:table-cell>
          <table:table-cell office:value-type="string" office:value="61%">
            <text:p>61%</text:p>
          </table:table-cell>
          <table:table-cell office:value-type="string" office:value="77%">
            <text:p>77%</text:p>
          </table:table-cell>
          <table:table-cell office:value-type="string" office:value="33%">
            <text:p>3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